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54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MISSING_AP_1_Algorithms_ap_vector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3_distanceAlgorithm_PROBABILITY_MISSING_AP_1_Algorithms_ap_vector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22:41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